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Heading_20_1">
      <style:text-properties fo:color="#000000" loext:opacity="100%" officeooo:rsid="00113f19" officeooo:paragraph-rsid="001109d7" fo:background-color="transparent"/>
    </style:style>
    <style:style style:name="P2" style:family="paragraph" style:parent-style-name="Standard">
      <style:text-properties fo:color="#000000" loext:opacity="100%" officeooo:rsid="00113f19" officeooo:paragraph-rsid="001109d7" fo:background-color="transparent"/>
    </style:style>
    <style:style style:name="P3" style:family="paragraph" style:parent-style-name="Standard">
      <style:text-properties fo:color="#000000" loext:opacity="100%" officeooo:rsid="001109d7" officeooo:paragraph-rsid="001109d7" fo:background-color="transparent"/>
    </style:style>
    <style:style style:name="P4" style:family="paragraph" style:parent-style-name="Standard">
      <style:text-properties fo:color="#000000" loext:opacity="100%" officeooo:rsid="001109d7" officeooo:paragraph-rsid="001333ae" fo:background-color="transparent"/>
    </style:style>
    <style:style style:name="P5" style:family="paragraph" style:parent-style-name="Standard">
      <style:text-properties fo:color="#000000" loext:opacity="100%" officeooo:rsid="001333ae" officeooo:paragraph-rsid="001333ae" fo:background-color="transparent"/>
    </style:style>
    <style:style style:name="P6" style:family="paragraph" style:parent-style-name="Standard">
      <style:text-properties fo:color="#000000" loext:opacity="100%" officeooo:rsid="0014af51" officeooo:paragraph-rsid="0014af51" fo:background-color="transparent"/>
    </style:style>
    <style:style style:name="P7" style:family="paragraph" style:parent-style-name="Standard">
      <style:text-properties fo:color="#000000" loext:opacity="100%" officeooo:rsid="0015b076" officeooo:paragraph-rsid="0015b076" fo:background-color="transparent"/>
    </style:style>
    <style:style style:name="P8" style:family="paragraph" style:parent-style-name="Standard">
      <style:text-properties officeooo:rsid="00113f19" officeooo:paragraph-rsid="001109d7"/>
    </style:style>
    <style:style style:name="T1" style:family="text">
      <style:text-properties style:font-name="Liberation Serif" fo:font-size="24pt" fo:font-weight="bold" style:font-name-asian="Noto Sans CJK SC" style:font-size-asian="24pt" style:font-weight-asian="bold" style:font-name-complex="Lohit Devanagari" style:font-size-complex="24pt" style:font-weight-complex="bold"/>
    </style:style>
    <style:style style:name="T2" style:family="text">
      <style:text-properties style:font-name="Liberation Serif" fo:font-size="24pt" fo:font-weight="bold" officeooo:rsid="001109d7" style:font-name-asian="Noto Sans CJK SC" style:font-size-asian="24pt" style:font-weight-asian="bold" style:font-name-complex="Lohit Devanagari" style:font-size-complex="24pt" style:font-weight-complex="bold"/>
    </style:style>
    <style:style style:name="T3" style:family="text">
      <style:text-properties fo:color="#000000" loext:opacity="100%" officeooo:rsid="001109d7" fo:background-color="transparent" loext:char-shading-value="0"/>
    </style:style>
    <style:style style:name="T4" style:family="text">
      <style:text-properties fo:color="#000000" loext:opacity="100%" officeooo:rsid="001333ae" fo:background-color="transparent" loext:char-shading-value="0"/>
    </style:style>
    <style:style style:name="T5" style:family="text">
      <style:text-properties fo:color="#000000" loext:opacity="100%" officeooo:rsid="00174fff" fo:background-color="transparent" loext:char-shading-value="0"/>
    </style:style>
    <style:style style:name="T6" style:family="text">
      <style:text-properties officeooo:rsid="001109d7"/>
    </style:style>
    <style:style style:name="T7" style:family="text">
      <style:text-properties officeooo:rsid="001333ae"/>
    </style:style>
    <style:style style:name="T8" style:family="text">
      <style:text-properties officeooo:rsid="0015b076"/>
    </style:style>
    <style:style style:name="T9" style:family="text">
      <style:text-properties officeooo:rsid="00174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Text Based</text:span> Game (update #<text:span text:style-name="T2">2</text:span>)</text:h>
      <text:p text:style-name="P2"/>
      <text:p text:style-name="P2">Publish Date: <text:span text:style-name="T6">11</text:span>/<text:span text:style-name="T6">19</text:span>/202<text:span text:style-name="T6">1</text:span></text:p>
      <text:p text:style-name="P2"/>
      <text:p text:style-name="P8"><text:span text:style-name="T3">I’ve recently reached a large milestone for my text-based game and would like to provide a bit of information about how the development has been going. I recently finished all of the scenes that I had planned out in my outline and feel as if I am in a spot where it is a viable game. My next steps are to move on </text:span><text:span text:style-name="T5">to </text:span><text:span text:style-name="T3">testing and continue editing. I’ve been working on a questionnaire for testers, but I haven’t begun testing </text:span><text:span text:style-name="T4">lately</text:span><text:span text:style-name="T3">. </text:span><text:span text:style-name="T4">I did a little testing early on in the process.</text:span></text:p>
      <text:p text:style-name="P2"/>
      <text:p text:style-name="P3">Development:</text:p>
      <text:p text:style-name="P3"/>
      <text:p text:style-name="P4">Twine is an interesting program. <text:span text:style-name="T7">It mostly works like a flowchart, connecting different passages together. I’ve included some screen shots here to help show you how it works.</text:span></text:p>
      <text:p text:style-name="P4"/>
      <text:p text:style-name="P4">There is a fair bit of basic programming involved in my particular game. <text:span text:style-name="T7">It is really mostly just setting up variables, changing them, and then using if-statements which check their value. </text:span>I have variables set-up to track the karma, companion approval, and the bishop’s approval throughout your play-through. This is able to be seen when the player checks their status, but also has an effect on the epilogue, completely changing the dialogue <text:span text:style-name="T7">there</text:span>. <text:span text:style-name="T7">I use </text:span><text:span text:style-name="T9">some</text:span><text:span text:style-name="T7"> programming to track some of the links, like with the ‘Check Status’ and ‘Ask Party For Advice’. </text:span><text:span text:style-name="T9">These all actually link to the same passage and the code changes what is seen. </text:span>I also have a variable to track which companion you choose and use if-checks to determine which bits of dialogue or options for the next passage are available. <text:span text:style-name="T7">Many if-statements are used to determine whether or not to display certain text or options.</text:span></text:p>
      <text:p text:style-name="P2"/>
      <text:p text:style-name="P3">The program, Twine, builds an HTML file that plays the game, so there is also access to general HTML tags and CSS styling, as well as even JavaScript. I mostly have used this to remove the back-button that is there by default, as that can be exploited <text:span text:style-name="T7">throughout the game, and </text:span><text:span text:style-name="T9">to </text:span><text:span text:style-name="T7">change some of the colors. You can also use these features to add images and sound.</text:span></text:p>
      <text:p text:style-name="P3"/>
      <text:p text:style-name="P3">Design:</text:p>
      <text:p text:style-name="P3"/>
      <text:p text:style-name="P3">In some sense, adventure games/text-based games generally have two different avenues of design. There are ones where certain options cause your character to lose the game and you have to move back to a checkpoint/<text:span text:style-name="T9">the </text:span>beginning of the game and try again. The other type <text:span text:style-name="T7">is</text:span> <text:span text:style-name="T7">present in games</text:span> where there is effectively no wrong answer that causes you to lose the game and no matter what path you choose, you end up <text:span text:style-name="T7">in the same spot,</text:span> beating the game. My game is in the second category; <text:span text:style-name="T7">no matter what you pick, you end up successfully completing your mission</text:span>. The truth is, the first category of games are also quite similar <text:span text:style-name="T7">to the second,</text:span> as restarting the game every time you mess up will inevitably allow you to reach the correct solution <text:span text:style-name="T7">as well</text:span>. <text:span text:style-name="T7">What I did implement to actually make it feel as if your decisions ultimately matter is the tracking of morality/approval and its impact on the epilogue.</text:span></text:p>
      <text:p text:style-name="P3"/>
      <text:p text:style-name="P6">Another point I’ve noticed through developing is that, you have to measure how long a particular passage is. I don’t think anyone wants to read over a page <text:span text:style-name="T9">at a time </text:span>during a text-based game. However, some of what makes these games appealing, is the detailed, evocative descriptions. It’s also relevant to make sure that no matter what path the player takes, they’re not having a drastically different play-time <text:soft-page-break/>or seeing drastically different length passages. I really won’t have a major sense of how my <text:span text:style-name="T9">general </text:span>game-length is until I test more. And even then, I don’t think many players read very much nowadays, not that their input wouldn’t still be valuable. I’d really like to find some testers that are active readers or enjoy playing text-based games like visual novels. So it is a tough balance.</text:p>
      <text:p text:style-name="P6"/>
      <text:p text:style-name="P6">Frankly, I didn’t imagine I would be getting into writing this much when I started this project. I had always been interested in it though. I enjoy reading quite a bit, I’ve liked my writing assignments in school, and I write a lot of notes/ideas/<text:span text:style-name="T9">brief blurbs</text:span> in my notebooks. This is likely the largest creative writing project I’ve made. Also, just by virtue of it being a branching story rather than a straight-forward novel, there is a lot of writing that needs to be done that players will not see on a single play through. The player <text:span text:style-name="T8">likely</text:span> sees <text:span text:style-name="T8">less than</text:span> half the passages I wrote in a given play-through. All together, this game is 29,865 words. From what I’ve read, the average novel is about 40,000+ words. So, it has been a significant amount of writing. I had the outline done a long time ago and it really took a long time to fill out the details between each major plot point.</text:p>
      <text:p text:style-name="P6"/>
      <text:p text:style-name="P7">I would also say that, although Twine is great, I don’t think it is the perfect program for making complex games and doesn’t easily allow for dramatic changes to the game’s structure. You can do a lot with HTML/CSS/JS and with the Twine language, but it gets complex. It’s not particularly easy to add new features like key-based input or porting to different devices. I’d still like to use Twine for the time being, especially while I just iron out all the text itself, but if I wanted to move this project on, I would likely end up porting it to <text:span text:style-name="T9">the </text:span>Godot <text:span text:style-name="T9">game engine</text:span>. This would make it easier to add new features, like animations and such, but would also be <text:span text:style-name="T9">a </text:span>significant <text:span text:style-name="T9">change</text:span> in that I would be able to use the tools I learn making this game in Godot on other games that aren’t even necessarily text-based.</text:p>
      <text:p text:style-name="P6"/>
      <text:p text:style-name="P7">Anyway, this has been an informative and fun process so far and I appreciate you reading about it.</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9:43:38.980257790</meta:creation-date>
    <dc:date>2021-11-19T20:36:41.520174082</dc:date>
    <meta:editing-duration>PT31M4S</meta:editing-duration>
    <meta:editing-cycles>4</meta:editing-cycles>
    <meta:generator>LibreOffice/7.2.2.2$Linux_X86_64 LibreOffice_project/20$Build-2</meta:generator>
    <meta:document-statistic meta:table-count="0" meta:image-count="0" meta:object-count="0" meta:page-count="2" meta:paragraph-count="13" meta:word-count="977" meta:character-count="5479" meta:non-whitespace-character-count="4515"/>
  </office:meta>
</office:document-meta>
</file>